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729fcf" draw:auto-grow-height="true" draw:auto-grow-width="false" fo:max-height="0cm" fo:min-height="0.869cm"/>
    </style:style>
    <style:style style:name="gr3" style:family="graphic" style:parent-style-name="standard">
      <style:graphic-properties draw:stroke="none" svg:stroke-color="#000000" draw:fill="none" draw:fill-color="#729fcf" draw:auto-grow-height="true" draw:auto-grow-width="false" fo:max-height="0cm" fo:min-height="1.127cm"/>
    </style:style>
    <style:style style:name="gr4" style:family="graphic" style:parent-style-name="standard">
      <style:graphic-properties draw:stroke="none" svg:stroke-color="#000000" draw:fill="none" draw:fill-color="#729fcf" draw:auto-grow-height="true" draw:auto-grow-width="false" fo:max-height="0cm" fo:min-height="1.126cm"/>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draw:fill-color="#729fcf"/>
    </style:style>
    <style:style style:name="P3" style:family="paragraph">
      <loext:graphic-properties draw:fill="none" draw:fill-color="#729fcf"/>
      <style:text-properties fo:font-size="22pt"/>
    </style:style>
    <style:style style:name="P4" style:family="paragraph">
      <loext:graphic-properties draw:fill-color="#ffffff"/>
      <style:text-properties fo:font-size="20pt"/>
    </style:style>
    <style:style style:name="T1"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3.506cm" svg:x="0cm" svg:y="6.503cm" presentation:class="title">
          <draw:text-box>
            <text:p>Andama Remote Desktop</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draw:text-box>
            <text:list text:style-name="L2">
              <text:list-item>
                <text:p>Το Andama Remote Desktop είναι μία εφαρμογή απομακρυσμένης σύνδεσης υπολογιστών ανοιχτού κώδικα, που δίνει τη δυνατότητα σύνδεσης σε ένα απομακρυσμένο υπολογιστή ώστε να γίνεται χρήση του πληκτρολογίου και του ποντικιού σαν να βρίσκετεται ο χρήστης μπροστά στον απομακρυσμένο υπολογιστή.</text:p>
              </text:list-item>
            </text:list>
          </draw:text-box>
        </draw:frame>
        <draw:frame draw:style-name="gr2" draw:text-style-name="P2" draw:layer="layout" svg:width="6.858cm" svg:height="1.119cm" svg:x="1.394cm" svg:y="3.194cm">
          <draw:text-box>
            <text:p>Τι είναι;</text:p>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presentation:user-transformed="true">
          <draw:text-box>
            <text:list text:style-name="L2">
              <text:list-item>
                <text:p>Σύνδεση από υπολογιστή στο σπίτι σε υπολογιστή στο χώρο εργασίας</text:p>
              </text:list-item>
              <text:list-item>
                <text:p>Παροχή υποστήριξης σε τρίτο για επίλυση προβλήματος σε άλλο λογισμικό ή υπηρεσία</text:p>
              </text:list-item>
              <text:list-item>
                <text:p>Εποπτεία και ταυτόχρονος έλεγχος πολλών απομακρυσμένων υπολογιστών (servers)</text:p>
              </text:list-item>
              <text:list-item>
                <text:p>Απομακρυσμένος έλεγχος υπολογιστών σε περιβάλλοντα με υψηλές απαιτήσεις ασφαλείας χωρίς πρόσβαση στο διαδύκτιο (Στρατιωτικές εγκαταστάσεις, νοσοκομεία, κυβερνητικά κτήρια κλπ)</text:p>
              </text:list-item>
            </text:list>
          </draw:text-box>
        </draw:frame>
        <draw:frame draw:style-name="gr3" draw:text-style-name="P2" draw:layer="layout" svg:width="16.132cm" svg:height="1.377cm" svg:x="1.394cm" svg:y="3.195cm">
          <draw:text-box>
            <text:p>Περιπτώσεις χρήσης;</text:p>
          </draw:text-box>
        </draw:frame>
        <presentation:notes draw:style-name="dp2">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presentation:user-transformed="true">
          <draw:text-box>
            <text:list text:style-name="L2">
              <text:list-item>
                <text:p>Video conferencing</text:p>
              </text:list-item>
              <text:list-item>
                <text:p>Τηλεκπαίδευση</text:p>
              </text:list-item>
              <text:list-item>
                <text:p>Απομακρυσμένη εργασία </text:p>
              </text:list-item>
            </text:list>
          </draw:text-box>
        </draw:frame>
        <draw:frame draw:style-name="gr2" draw:text-style-name="P2" draw:layer="layout" svg:width="6.858cm" svg:height="1.119cm" svg:x="1.394cm" svg:y="3.196cm">
          <draw:text-box>
            <text:p>COVID-19</text:p>
          </draw:text-box>
        </draw:frame>
        <presentation:notes draw:style-name="dp2">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draw:style-name="gr2" draw:text-style-name="P2" draw:layer="layout" svg:width="16.64cm" svg:height="1.119cm" svg:x="1.394cm" svg:y="3.197cm">
          <draw:text-box>
            <text:p>Υπεροχή σε σχέση με άλλα λογισμικά</text:p>
          </draw:text-box>
        </draw:frame>
        <draw:frame presentation:style-name="pr4" draw:layer="layout" svg:width="25.199cm" svg:height="12.179cm" svg:x="1.401cm" svg:y="4.915cm" presentation:class="outline" presentation:user-transformed="true">
          <draw:text-box>
            <text:list text:style-name="L2">
              <text:list-header>
                <text:p/>
              </text:list-header>
              <text:list-item>
                <text:p>Φιλοξενεία του Proxy server σε υπολογιστή του χρήστη για αυξημένη ταχύτητα και ασφάλεια, χωρίς να απαιτείται σύνδεση στο διαδίκτυο </text:p>
              </text:list-item>
              <text:list-item>
                <text:p>Ανοιχτού κώδικα<text:line-break/><text:a xlink:href="https://github.com/avcrowdhackathon/YiannisBourkelis" xlink:type="simple">https://github.com/avcrowdhackathon/YiannisBourkelis</text:a><text:line-break/><text:a xlink:href="http://andama.org/" xlink:type="simple">http://andama.org/</text:a></text:p>
                <text:p/>
              </text:list-item>
            </text:list>
          </draw:text-box>
        </draw:frame>
        <presentation:notes draw:style-name="dp2">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Andama Remote Desktop</text:p>
          </draw:text-box>
        </draw:frame>
        <draw:frame presentation:style-name="pr4" draw:layer="layout" svg:width="25.199cm" svg:height="12.179cm" svg:x="1.4cm" svg:y="4.914cm" presentation:class="outline" presentation:user-transformed="true">
          <draw:text-box>
            <text:list text:style-name="L2">
              <text:list-item>
                <text:p>C++</text:p>
              </text:list-item>
              <text:list-item>
                <text:p>Qt Framework</text:p>
              </text:list-item>
              <text:list-item>
                <text:p>Cross Platform (Windows, macOS, Linux, iOS, Android) </text:p>
              </text:list-item>
            </text:list>
          </draw:text-box>
        </draw:frame>
        <draw:frame draw:style-name="gr4" draw:text-style-name="P3" draw:layer="layout" svg:width="15.878cm" svg:height="1.376cm" svg:x="1.394cm" svg:y="3.196cm">
          <draw:text-box>
            <text:p><text:span text:style-name="T1">Τεχνικά χαρακτηριστικά</text:span></text:p>
          </draw:text-box>
        </draw:frame>
        <presentation:notes draw:style-name="dp2">
          <draw:page-thumbnail draw:style-name="gr1" draw:layer="layout" svg:width="14.85cm" svg:height="11.14cm" svg:x="3.08cm" svg:y="2.26cm" draw:page-number="6"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svg:stroke-color="#3465a4"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DD2C2626BEB92046.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5T03:40:06.486378307</meta:creation-date>
    <meta:editing-duration>PT8H10M50S</meta:editing-duration>
    <meta:editing-cycles>17</meta:editing-cycles>
    <meta:generator>LibreOffice/6.2.8.2$MacOSX_X86_64 LibreOffice_project/f82ddfca21ebc1e222a662a32b25c0c9d20169ee</meta:generator>
    <dc:title>Blue Curve</dc:title>
    <dc:date>2020-04-05T12:12:31.576731863</dc:date>
    <meta:document-statistic meta:object-count="63"/>
  </office:meta>
</office:document-meta>
</file>